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Hadoop setup</text:p>
      <text:p text:style-name="Standard">export HADOOP_HOME=$HOME/hadoop-2.7.7</text:p>
      <text:p text:style-name="Standard">export HADOOP_CONF_DIR=$HOME/hadoop-2.7.7/etc/hadoop</text:p>
      <text:p text:style-name="Standard">export HADOOP_MAPRED_HOME=$HOME/hadoop-2.7.7</text:p>
      <text:p text:style-name="Standard">export HADOOP_HDFS_HOMe=$HOME/hadoop-2.7.7</text:p>
      <text:p text:style-name="Standard">export YARN_HOME=$HOME/hadoop-2.7.7</text:p>
      <text:p text:style-name="Standard">export PATH=$PATH:$HOME/hadoop-2.7.7/bin</text:p>
      <text:p text:style-name="Standard">export HADOOP_COMMON_LIB_NATIVE_DIR=$HADOOP_HOME/lib/native</text:p>
      <text:p text:style-name="Standard">export HADOOP_OPTS="-Djava.library.path=$HADOOP_HOME/lib"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2T22:52:02.681142434</meta:creation-date>
    <dc:date>2020-08-23T01:31:47.623895739</dc:date>
    <meta:editing-duration>PT2H19M24S</meta:editing-duration>
    <meta:editing-cycles>1</meta:editing-cycles>
    <meta:document-statistic meta:table-count="0" meta:image-count="0" meta:object-count="0" meta:page-count="1" meta:paragraph-count="9" meta:word-count="18" meta:character-count="379" meta:non-whitespace-character-count="370"/>
    <meta:generator>LibreOffice/6.4.3.2$Linux_X86_64 LibreOffice_project/40$Build-2</meta:generator>
  </office:meta>
</office:document-meta>
</file>